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ize="14pt" style:font-size-asian="14pt" style:font-size-complex="14pt"/>
    </style:style>
    <style:style style:name="P2" style:family="paragraph" style:parent-style-name="Preformatted_20_Text">
      <style:text-properties fo:font-size="14pt" officeooo:rsid="00053679" officeooo:paragraph-rsid="00053679" style:font-size-asian="14pt" style:font-size-complex="14pt"/>
    </style:style>
    <style:style style:name="P3" style:family="paragraph" style:parent-style-name="Preformatted_20_Text">
      <style:text-properties fo:font-size="14pt" officeooo:rsid="00053679" officeooo:paragraph-rsid="0007947c" style:font-size-asian="14pt" style:font-size-complex="14pt"/>
    </style:style>
    <style:style style:name="P4" style:family="paragraph" style:parent-style-name="Preformatted_20_Text">
      <style:text-properties fo:font-size="14pt" officeooo:rsid="00053679" officeooo:paragraph-rsid="0008d275" style:font-size-asian="14pt" style:font-size-complex="14pt"/>
    </style:style>
    <style:style style:name="P5" style:family="paragraph" style:parent-style-name="Preformatted_20_Text">
      <style:text-properties fo:font-size="14pt" officeooo:rsid="00053679" officeooo:paragraph-rsid="000961fe" style:font-size-asian="14pt" style:font-size-complex="14pt"/>
    </style:style>
    <style:style style:name="P6" style:family="paragraph" style:parent-style-name="Preformatted_20_Text">
      <style:text-properties fo:font-size="14pt" officeooo:paragraph-rsid="000b10e3" style:font-size-asian="12.25pt" style:font-size-complex="14pt"/>
    </style:style>
    <style:style style:name="P7" style:family="paragraph" style:parent-style-name="Preformatted_20_Text">
      <style:text-properties fo:font-size="14pt" officeooo:rsid="000b10e3" officeooo:paragraph-rsid="000b10e3" style:font-size-asian="12.25pt" style:font-size-complex="14pt"/>
    </style:style>
    <style:style style:name="P8" style:family="paragraph" style:parent-style-name="Heading_20_1">
      <style:text-properties officeooo:rsid="00053679"/>
    </style:style>
    <style:style style:name="P9" style:family="paragraph" style:parent-style-name="Heading_20_1">
      <style:text-properties officeooo:rsid="00053679" officeooo:paragraph-rsid="000c05e1"/>
    </style:style>
    <style:style style:name="T1" style:family="text">
      <style:text-properties fo:color="#ff0000"/>
    </style:style>
    <style:style style:name="T2" style:family="text">
      <style:text-properties fo:color="#ff0000" officeooo:rsid="0007947c"/>
    </style:style>
    <style:style style:name="T3" style:family="text">
      <style:text-properties fo:color="#ff0000" officeooo:rsid="0008d275"/>
    </style:style>
    <style:style style:name="T4" style:family="text">
      <style:text-properties officeooo:rsid="0007947c"/>
    </style:style>
    <style:style style:name="T5" style:family="text">
      <style:text-properties style:use-window-font-color="true" officeooo:rsid="0007947c"/>
    </style:style>
    <style:style style:name="T6" style:family="text">
      <style:text-properties style:use-window-font-color="true" officeooo:rsid="0008c596"/>
    </style:style>
    <style:style style:name="T7" style:family="text">
      <style:text-properties officeooo:rsid="0008c596"/>
    </style:style>
    <style:style style:name="T8" style:family="text">
      <style:text-properties officeooo:rsid="0008d275"/>
    </style:style>
    <style:style style:name="T9" style:family="text">
      <style:text-properties officeooo:rsid="0008e7fe"/>
    </style:style>
    <style:style style:name="T10" style:family="text">
      <style:text-properties officeooo:rsid="000961fe"/>
    </style:style>
    <style:style style:name="T11" style:family="text">
      <style:text-properties officeooo:rsid="0009ea09"/>
    </style:style>
    <style:style style:name="T12" style:family="text">
      <style:text-properties officeooo:rsid="000b10e3"/>
    </style:style>
    <style:style style:name="T13" style:family="text">
      <style:text-properties officeooo:rsid="000c05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13">A closer look at the Theory Plug-in extensions.</text:span></text:h>
      <text:h text:style-name="P8" text:outline-level="1">… </text:h>
      <text:h text:style-name="P8" text:outline-level="1">Setting up the development environment.</text:h>
      <text:p text:style-name="P2"><text:tab/>Java version 1.6 or later.</text:p>
      <text:p text:style-name="P2"><text:tab/>Change -XX:MaxPermSize=512M in rodin.ini</text:p>
      <text:p text:style-name="P2"><text:tab/>In the PDE plug-in preferences:</text:p>
      <text:p text:style-name="P2"><text:tab/><text:tab/>- Configure missing API baseline: ignore</text:p>
      <text:p text:style-name="P2"><text:tab/><text:tab/>- Target platform: <text:tab/>make a “<text:span text:style-name="T1">RodinBuild Version</text:span>” </text:p>
      <text:p text:style-name="P2"><text:tab/><text:tab/><text:tab/>somewhere in the system. Point the target to it.</text:p>
      <text:p text:style-name="P2"><text:tab/><text:tab/><text:tab/>It should contain all plug-ins that are required <text:tab/><text:tab/><text:tab/><text:tab/>for development and debugging.</text:p>
      <text:p text:style-name="P2"><text:tab/><text:tab/>- You can also create a “<text:span text:style-name="T1">RodinDemo Version</text:span>” for <text:s/><text:tab/><text:tab/><text:tab/> <text:tab/><text:tab/>later integration testing.</text:p>
      <text:p text:style-name="P2"><text:s text:c="2"/></text:p>
      <text:h text:style-name="Heading_20_1" text:outline-level="1">Creating new plug-ins.</text:h>
      <text:p text:style-name="P2"><text:tab/>Use the wizard.</text:p>
      <text:p text:style-name="P2"><text:tab/>Use existing extension points.</text:p>
      <text:p text:style-name="P2"><text:tab/>Iselection.</text:p>
      <text:p text:style-name="P2"/>
      <text:h text:style-name="Heading_20_1" text:outline-level="1">Debugging</text:h>
      <text:p text:style-name="P2"><text:tab/><text:span text:style-name="T8">- </text:span>Import sources from the target platform, if <text:tab/><text:tab/> <text:tab/><text:tab/><text:tab/> <text:tab/><text:tab/>available.</text:p>
      <text:p text:style-name="P2"><text:tab/><text:span text:style-name="T9">- </text:span><text:span text:style-name="T4">Talk through – debugging i</text:span>n the development <text:tab/><text:tab/><text:tab/> <text:tab/><text:tab/><text:tab/> <text:tab/>environment, using ”<text:span text:style-name="T2">RodinB</text:span><text:span text:style-name="T1">uild”</text:span> target.</text:p>
      <text:p text:style-name="P3"/>
      <text:h text:style-name="Heading_20_1" text:outline-level="1">Features and <text:span text:style-name="T11">Local </text:span>Update <text:span text:style-name="T11">S</text:span>ites.</text:h>
      <text:p text:style-name="P2"><text:tab/><text:span text:style-name="T8">- </text:span>Creating a feature plug-in</text:p>
      <text:p text:style-name="P2"><text:tab/><text:span text:style-name="T8">- </text:span>Check dependencies</text:p>
      <text:p text:style-name="P2"><text:tab/><text:span text:style-name="T8">- </text:span>Make a <text:span text:style-name="T11">local</text:span> update site</text:p>
      <text:p text:style-name="P2"/>
      <text:h text:style-name="Heading_20_1" text:outline-level="1">Testing</text:h>
      <text:p text:style-name="P4"><text:tab/><text:span text:style-name="T8">- </text:span><text:span text:style-name="T10">W</text:span>ith a local update site:</text:p>
      <text:p text:style-name="P4"><text:tab/><text:tab/><text:span text:style-name="T8">Using the </text:span><text:span text:style-name="T3">Rodin</text:span><text:span text:style-name="T1">Demo</text:span> Version (let the update manager <text:tab/><text:tab/>import the jars).</text:p>
      <text:p text:style-name="P2"><text:tab/><text:span text:style-name="T10">-</text:span><text:tab/><text:span text:style-name="T10">F</text:span>or integration testing.</text:p>
      <text:p text:style-name="P5"><text:soft-page-break/><text:span text:style-name="T4"><text:tab/></text:span><text:span text:style-name="T8">- </text:span><text:span text:style-name="T4">What, no error messages? Sometimes this happens in</text:span></text:p>
      <text:p text:style-name="P5"><text:span text:style-name="T4"><text:tab/><text:tab/>integration testing with </text:span><text:span text:style-name="T2">RodinDemo. </text:span><text:span text:style-name="T5">Try running in <text:tab/><text:tab/><text:tab/>eclipse. </text:span><text:span text:style-name="T6">There is n</text:span><text:span text:style-name="T5">o</text:span><text:span text:style-name="T4"><text:tab/>debugger, but </text:span><text:span text:style-name="T7">uncaught</text:span><text:span text:style-name="T4"> <text:tab/><text:tab/><text:tab/><text:tab/> <text:tab/><text:tab/>exceptions are reported and can give insight </text:span><text:span text:style-name="T7">into <text:tab/><text:tab/><text:tab/>problems</text:span><text:span text:style-name="T4">.</text:span></text:p>
      <text:p text:style-name="P5"/>
      <text:p text:style-name="P2"/>
      <text:p text:style-name="P2"/>
      <text:p text:style-name="P2"><text:tab/><text:span text:style-name="T10">- </text:span>Create new demo versions each time, or be very <text:tab/><text:tab/><text:tab/> <text:tab/><text:tab/>careful: uninstall doesn't <text:tab/>always remove plug-ins <text:tab/><text:tab/>from the eclipse plug-in directory.</text:p>
      <text:p text:style-name="P2"><text:tab/></text:p>
      <text:h text:style-name="Heading_20_1" text:outline-level="1">Releasing plug-ins</text:h>
      <text:p text:style-name="P1"><text:tab/><text:span text:style-name="T10">- Colin: <text:s/></text:span><text:span text:style-name="T11">talk through </text:span><text:span text:style-name="T12">example</text:span></text:p>
      <text:h text:style-name="Heading_20_1" text:outline-level="1"/>
      <text:h text:style-name="Heading_20_1" text:outline-level="1">The Rodin SVN site</text:h>
      <text:p text:style-name="P7">Guidance at:</text:p>
      <text:p text:style-name="P6"><text:span text:style-name="T12"><text:s/></text:span><text:a xlink:type="simple" xlink:href="http://wiki.event-b.org/index.php/Details_for_Uploading_Main_Rodin_Update_Site"><text:span text:style-name="T10">http://wiki.event-b.org/index.php/Details_for_Uploading_Main_Rodin_Update_Si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7cm" style:writing-mode="page"/>
      <style:text-properties style:use-window-font-color="true" style:font-name="Liberation Serif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3-03-17T15:09:48</dc:date>
    <dc:creator>root </dc:creator>
    <meta:editing-duration>PT1H8M57S</meta:editing-duration>
    <meta:editing-cycles>10</meta:editing-cycles>
    <meta:document-statistic meta:table-count="0" meta:image-count="0" meta:object-count="0" meta:page-count="2" meta:paragraph-count="36" meta:word-count="215" meta:character-count="1522" meta:non-whitespace-character-count="1248"/>
  </office:meta>
</office:document-meta>
</file>